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Basic/Standard/Exports.xml"/>
  <manifest:file-entry manifest:media-type="text/xml" manifest:full-path="Basic/Standard/script-lb.xml"/>
  <manifest:file-entry manifest:media-type="text/xml" manifest:full-path="Basic/script-lc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831cm"/>
    </style:style>
    <style:style style:name="co2" style:family="table-column">
      <style:table-column-properties fo:break-before="auto" style:column-width="1.799cm"/>
    </style:style>
    <style:style style:name="co3" style:family="table-column">
      <style:table-column-properties fo:break-before="auto" style:column-width="1.482cm"/>
    </style:style>
    <style:style style:name="co4" style:family="table-column">
      <style:table-column-properties fo:break-before="auto" style:column-width="1.842cm"/>
    </style:style>
    <style:style style:name="co5" style:family="table-column">
      <style:table-column-properties fo:break-before="auto" style:column-width="1.228cm"/>
    </style:style>
    <style:style style:name="co6" style:family="table-column">
      <style:table-column-properties fo:break-before="auto" style:column-width="2.836cm"/>
    </style:style>
    <style:style style:name="co7" style:family="table-column">
      <style:table-column-properties fo:break-before="auto" style:column-width="3.217cm"/>
    </style:style>
    <style:style style:name="co8" style:family="table-column">
      <style:table-column-properties fo:break-before="auto" style:column-width="3.493cm"/>
    </style:style>
    <style:style style:name="co9" style:family="table-column">
      <style:table-column-properties fo:break-before="auto" style:column-width="2.963cm"/>
    </style:style>
    <style:style style:name="co10" style:family="table-column">
      <style:table-column-properties fo:break-before="auto" style:column-width="1.863cm"/>
    </style:style>
    <style:style style:name="co11" style:family="table-column">
      <style:table-column-properties fo:break-before="auto" style:column-width="5.08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automatic-find-labels="false" table:use-regular-expressions="false"/>
      <table:table table:name="belfast-east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table:number-columns-repeated="4"/>
          <table:table-cell office:value-type="float" office:value="64788">
            <text:p>64788</text:p>
          </table:table-cell>
          <table:table-cell office:value-type="float" office:value="5">
            <text:p>5</text:p>
          </table:table-cell>
          <table:table-cell office:value-type="string">
            <text:p>Belfast East</text:p>
          </table:table-cell>
          <table:table-cell office:value-type="float" office:value="74065">
            <text:p>74065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elfast-north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1">
          <table:table-cell office:value-type="float" office:value="10">
            <text:p>10</text:p>
          </table:table-cell>
          <table:table-cell table:number-columns-repeated="4"/>
          <table:table-cell office:value-type="float" office:value="68187">
            <text:p>68187</text:p>
          </table:table-cell>
          <table:table-cell office:value-type="float" office:value="5">
            <text:p>5</text:p>
          </table:table-cell>
          <table:table-cell office:value-type="string">
            <text:p>Belfast North</text:p>
          </table:table-cell>
          <table:table-cell office:value-type="float" office:value="78914">
            <text:p>78914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elfast-south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1">
          <table:table-cell office:value-type="float" office:value="13">
            <text:p>13</text:p>
          </table:table-cell>
          <table:table-cell table:number-columns-repeated="4"/>
          <table:table-cell office:value-type="float" office:value="67953">
            <text:p>67953</text:p>
          </table:table-cell>
          <table:table-cell office:value-type="float" office:value="5">
            <text:p>5</text:p>
          </table:table-cell>
          <table:table-cell office:value-type="string">
            <text:p>Belfast South</text:p>
          </table:table-cell>
          <table:table-cell office:value-type="float" office:value="91756">
            <text:p>91756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elfast-west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1">
          <table:table-cell office:value-type="float" office:value="17">
            <text:p>17</text:p>
          </table:table-cell>
          <table:table-cell table:number-columns-repeated="4"/>
          <table:table-cell office:value-type="float" office:value="61309">
            <text:p>61309</text:p>
          </table:table-cell>
          <table:table-cell office:value-type="float" office:value="5">
            <text:p>5</text:p>
          </table:table-cell>
          <table:table-cell office:value-type="string">
            <text:p>Belfast West</text:p>
          </table:table-cell>
          <table:table-cell office:value-type="float" office:value="69817">
            <text:p>69817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ast-antrim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table:number-columns-repeated="4"/>
          <table:table-cell office:value-type="float" office:value="62933">
            <text:p>62933</text:p>
          </table:table-cell>
          <table:table-cell office:value-type="float" office:value="5">
            <text:p>5</text:p>
          </table:table-cell>
          <table:table-cell office:value-type="string">
            <text:p>East Antrim</text:p>
          </table:table-cell>
          <table:table-cell office:value-type="float" office:value="70652">
            <text:p>70652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ast-londonderry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1">
          <table:table-cell office:value-type="float" office:value="3">
            <text:p>3</text:p>
          </table:table-cell>
          <table:table-cell table:number-columns-repeated="4"/>
          <table:table-cell office:value-type="float" office:value="67392">
            <text:p>67392</text:p>
          </table:table-cell>
          <table:table-cell office:value-type="float" office:value="5">
            <text:p>5</text:p>
          </table:table-cell>
          <table:table-cell office:value-type="string">
            <text:p>East Londonderry</text:p>
          </table:table-cell>
          <table:table-cell office:value-type="float" office:value="77437">
            <text:p>77437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ermanagh-south-tyron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1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1">
          <table:table-cell office:value-type="float" office:value="4">
            <text:p>4</text:p>
          </table:table-cell>
          <table:table-cell table:number-columns-repeated="4"/>
          <table:table-cell office:value-type="float" office:value="73100">
            <text:p>73100</text:p>
          </table:table-cell>
          <table:table-cell office:value-type="float" office:value="5">
            <text:p>5</text:p>
          </table:table-cell>
          <table:table-cell office:value-type="string">
            <text:p>Fermanagh and South Tyrone</text:p>
          </table:table-cell>
          <table:table-cell office:value-type="float" office:value="79405">
            <text:p>79405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oyl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2">
          <table:table-cell office:value-type="float" office:value="5">
            <text:p>5</text:p>
          </table:table-cell>
          <table:table-cell table:number-columns-repeated="4"/>
          <table:table-cell office:value-type="float" office:value="69718">
            <text:p>69718</text:p>
          </table:table-cell>
          <table:table-cell office:value-type="float" office:value="5">
            <text:p>5</text:p>
          </table:table-cell>
          <table:table-cell office:value-type="string">
            <text:p>Foyle</text:p>
          </table:table-cell>
          <table:table-cell office:value-type="float" office:value="76503">
            <text:p>76503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agan-valley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2">
          <table:table-cell office:value-type="float" office:value="6">
            <text:p>6</text:p>
          </table:table-cell>
          <table:table-cell table:number-columns-repeated="4"/>
          <table:table-cell office:value-type="float" office:value="72621">
            <text:p>72621</text:p>
          </table:table-cell>
          <table:table-cell office:value-type="float" office:value="5">
            <text:p>5</text:p>
          </table:table-cell>
          <table:table-cell office:value-type="string">
            <text:p>Lagan Valley</text:p>
          </table:table-cell>
          <table:table-cell office:value-type="float" office:value="80833">
            <text:p>80833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id-ulster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1">
          <table:table-cell office:value-type="float" office:value="7">
            <text:p>7</text:p>
          </table:table-cell>
          <table:table-cell table:number-columns-repeated="4"/>
          <table:table-cell office:value-type="float" office:value="69396">
            <text:p>69396</text:p>
          </table:table-cell>
          <table:table-cell office:value-type="float" office:value="5">
            <text:p>5</text:p>
          </table:table-cell>
          <table:table-cell office:value-type="string">
            <text:p>Mid Ulster</text:p>
          </table:table-cell>
          <table:table-cell office:value-type="float" office:value="75342">
            <text:p>75342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ewry-armagh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1">
          <table:table-cell office:value-type="float" office:value="8">
            <text:p>8</text:p>
          </table:table-cell>
          <table:table-cell table:number-columns-repeated="4"/>
          <table:table-cell office:value-type="float" office:value="80140">
            <text:p>80140</text:p>
          </table:table-cell>
          <table:table-cell office:value-type="float" office:value="5">
            <text:p>5</text:p>
          </table:table-cell>
          <table:table-cell office:value-type="string">
            <text:p>Newry and Armagh</text:p>
          </table:table-cell>
          <table:table-cell office:value-type="float" office:value="85884">
            <text:p>85884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orth-antrim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1">
          <table:table-cell office:value-type="float" office:value="9">
            <text:p>9</text:p>
          </table:table-cell>
          <table:table-cell table:number-columns-repeated="4"/>
          <table:table-cell office:value-type="float" office:value="76739">
            <text:p>76739</text:p>
          </table:table-cell>
          <table:table-cell office:value-type="float" office:value="5">
            <text:p>5</text:p>
          </table:table-cell>
          <table:table-cell office:value-type="string">
            <text:p>North Antrim</text:p>
          </table:table-cell>
          <table:table-cell office:value-type="float" office:value="85122">
            <text:p>85122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orth-down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1">
          <table:table-cell office:value-type="float" office:value="11">
            <text:p>11</text:p>
          </table:table-cell>
          <table:table-cell table:number-columns-repeated="4"/>
          <table:table-cell office:value-type="float" office:value="64461">
            <text:p>64461</text:p>
          </table:table-cell>
          <table:table-cell office:value-type="float" office:value="5">
            <text:p>5</text:p>
          </table:table-cell>
          <table:table-cell office:value-type="string">
            <text:p>North Down</text:p>
          </table:table-cell>
          <table:table-cell office:value-type="float" office:value="71239">
            <text:p>71239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outh-antrim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1">
          <table:table-cell office:value-type="float" office:value="12">
            <text:p>12</text:p>
          </table:table-cell>
          <table:table-cell table:number-columns-repeated="4"/>
          <table:table-cell office:value-type="float" office:value="68475">
            <text:p>68475</text:p>
          </table:table-cell>
          <table:table-cell office:value-type="float" office:value="6">
            <text:p>6</text:p>
          </table:table-cell>
          <table:table-cell office:value-type="string">
            <text:p>South Antrim</text:p>
          </table:table-cell>
          <table:table-cell office:value-type="float" office:value="76066">
            <text:p>76066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outh-down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1">
          <table:table-cell office:value-type="float" office:value="14">
            <text:p>14</text:p>
          </table:table-cell>
          <table:table-cell table:number-columns-repeated="4"/>
          <table:table-cell office:value-type="float" office:value="75415">
            <text:p>75415</text:p>
          </table:table-cell>
          <table:table-cell office:value-type="float" office:value="5">
            <text:p>5</text:p>
          </table:table-cell>
          <table:table-cell office:value-type="string">
            <text:p>South Down</text:p>
          </table:table-cell>
          <table:table-cell office:value-type="float" office:value="82463">
            <text:p>82463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rangford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2">
          <table:table-cell office:value-type="float" office:value="15">
            <text:p>15</text:p>
          </table:table-cell>
          <table:table-cell table:number-columns-repeated="4"/>
          <table:table-cell office:value-type="float" office:value="64393">
            <text:p>64393</text:p>
          </table:table-cell>
          <table:table-cell office:value-type="float" office:value="5">
            <text:p>5</text:p>
          </table:table-cell>
          <table:table-cell office:value-type="string">
            <text:p>Strangford</text:p>
          </table:table-cell>
          <table:table-cell office:value-type="float" office:value="70598">
            <text:p>70598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upper-bann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2">
          <table:table-cell office:value-type="float" office:value="16">
            <text:p>16</text:p>
          </table:table-cell>
          <table:table-cell table:number-columns-repeated="4"/>
          <table:table-cell office:value-type="float" office:value="83431">
            <text:p>83431</text:p>
          </table:table-cell>
          <table:table-cell office:value-type="float" office:value="5">
            <text:p>5</text:p>
          </table:table-cell>
          <table:table-cell office:value-type="string">
            <text:p>Upper Bann</text:p>
          </table:table-cell>
          <table:table-cell office:value-type="float" office:value="92012">
            <text:p>92012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est-tyron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1">
          <table:table-cell office:value-type="float" office:value="18">
            <text:p>18</text:p>
          </table:table-cell>
          <table:table-cell table:number-columns-repeated="4"/>
          <table:table-cell office:value-type="float" office:value="64258">
            <text:p>64258</text:p>
          </table:table-cell>
          <table:table-cell office:value-type="float" office:value="5">
            <text:p>5</text:p>
          </table:table-cell>
          <table:table-cell office:value-type="string">
            <text:p>West Tyrone</text:p>
          </table:table-cell>
          <table:table-cell office:value-type="float" office:value="69229">
            <text:p>69229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8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8104P0"/>
    </number:currency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4">24/02/2017</text:date>, <text:time>15:41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meta:initial-creator>Bob Harper</meta:initial-creator>
    <dc:creator>Bob Harper</dc:creator>
    <meta:creation-date>2016-05-04T16:14:36Z</meta:creation-date>
    <dc:date>2017-02-24T15:41:42.16</dc:date>
    <meta:editing-cycles>67</meta:editing-cycles>
    <meta:editing-duration>PT4M34S</meta:editing-duration>
    <meta:document-statistic meta:table-count="18" meta:cell-count="252" meta:object-count="0"/>
  </office:meta>
</office:document-meta>
</file>

<file path=Basic/Standard/Exports.xml><?xml version="1.0" encoding="utf-8"?>
<!DOCTYPE module  PUBLIC '-//OpenOffice.org//DTD OfficeDocument 1.0//EN'  'module.dtd'>
<script:module xmlns:script="http://openoffice.org/2000/script" script:name="Exports" script:language="StarBasic">REM  *****  BASIC  *****

'---------------------------------------------------------
' READ THIS IS MANDATORY :-) 
'
' This Open Office macro will 
' - read all the .xls files located in the cFolder defined some line below
' - export each sheet of each file as a separate .csv file, named : filename_sheetname.csv
'
' you need to adapt this file to your needs (directory cFolder, cFieldTypes and maybe other...)
'
' you can adapt it easyly to other imput/ouput formats.
'
'---------------------------------------------------------

Function MakePropertyValue( Optional cName As String, Optional uValue ) As com.sun.star.beans.PropertyValue
   Dim oPropertyValue As New com.sun.star.beans.PropertyValue
   If Not IsMissing( cName ) Then
      oPropertyValue.Name = cName
   EndIf
   If Not IsMissing( uValue ) Then
      oPropertyValue.Value = uValue
   EndIf
   MakePropertyValue() = oPropertyValue
End Function 

Sub Export_ConstituencyCount_CSV
   ' This is the hardcoded pathname to a folder containing Excel files.
   cFolder = "C:\Users\Bob\Documents\electionsni-dev\2017\constituency"

   ' Get the pathname of each file within the folder.
   cFile = Dir$( cFolder + "/*.*" )
   Do While cFile &lt;&gt; ""
      ' If it is not a directory...
      If cFile &lt;&gt; "."  And  cFile &lt;&gt; ".." Then
         ' If it has the right suffix...
         If LCase( Right( cFile, 4 ) ) = ".ods" Then
            ' Open the document.
            oDoc = StarDesktop.loadComponentFromURL(_
            		 ConvertToUrl( cFolder + "/" + cFile ),"_blank", 0, Array() )
            '=========
            ' Options for delimiters in CVS
            'cFieldDelimiters = Chr(9)
            cFieldDelimiters = ","
            'cTextDelimiter = ""
            cTextDelimiter = Chr(34)
            'cFieldTypes = "2/2/2/2/2/2/2/9/9/9/9/9/9/9/9/9/9"
            ' options....
            '   cFieldDelimiters = ",;" ' for either commas or semicolons
            '   cFieldDelimiters = Chr(9) ' for tab
            '   cTextDelimiter = Chr(34) ' for double quote
            '   cTextDelimiter = Chr(39) ' for single quote
            ' Suppose you want your first field to be numeric, then two text fields, and then a date field....
            '   cFieldTypes = "1/2/2/3"
            ' Use 1=Num, 2=Text, 3=MM/DD/YY, 4=DD/MM/YY, 5=YY/MM/DD, 9=ignore field (do not import)
            '----------
            ' Build up the Filter Options string
            ' From the Developer's Guide
            ' http://api.openoffice.org/docs/DevelopersGuide/DevelopersGuide.htm
            ' See section 8.2.2 under Filter Options
            ' http://api.openoffice.org/docs/DevelopersGuide/Spreadsheet/Spreadsheet.htm#1+2+2+3+Filter+Options 
            cFieldDelims = ""
            For i = 1 To Len( cFieldDelimiters )
               c = Mid( cFieldDelimiters, i, 1 )
               If Len( cFieldDelims ) &gt; 0 Then
                  cFieldDelims = cFieldDelims + "/"
               EndIf
               cFieldDelims = cFieldDelims + CStr(Asc( c ))
            Next
   
            If Len( cTextDelimiter ) &gt; 0 Then
               cTextDelim = CStr(Asc( cTextDelimiter ))
            Else
               cTextDelim = "0"
            EndIf

            cFilterOptions = cFieldDelims + "," + cTextDelim + ",76,1," + cFieldTypes
			'=========
			' The '76' above encodes as UTF-8. '0' would encode as ANSI.
            '=========
            ' Prepare new filename
            cNewName = Left( cFile, Len( cFile ) - 4 )
            
            ' Save it in OOo format.
            'oDoc.storeToURL( ConvertToUrl( cFolder + "/" + cNewName + ".sxc" ), Array() )
            
            ' Loop and selects sheets to save as csv
            oSheets = oDoc.Sheets()
            aSheetNames = oSheets.getElementNames()
            For index=0 to oSheets.getCount() -1
                  oSheet = oSheets.getByIndex(index)
                  
                  ' Define prefix or suffix to append to filename
                  appendName = aSheetNames(index) 'define prefix/suffix as the name of the sheet
                  appendNum = index + 1 ' define prefix/suffix as the number of the sheet                  
                  ' Choose new filename, with prefix or suffix
                  'cNewFileName = appendName + "_" + cNewName 'prefix name
                  'cNewFileName = appendNum + "_" + cNewName ' prefix number
                  'cNewFileName = cNewName + "_" + appendName ' suffix name
                  'cNewFileName = cNewName +  "_" + appendNum ' suffix number
                  cNewFileName = appendName
                  
                  ' Replace spaces with underscores in filenames.
                  cNewFileName = Replace(cNewFileName, " ", "_")
                                   
                  oController = oDoc.GetCurrentController()  'view controller
                  oController.SetActiveSheet(oSheet) 'switches view to sheet object
               
                  ' Export it using a filter.
                  oDoc.StoreToURL( ConvertToUrl( cFolder + "/" + cNewFileName + "/ConstituencyCount.csv" ),_
                  Array( MakePropertyValue( "FilterName", "Text - txt - csv (StarCalc)" ),_
                  MakePropertyValue( "FilterOptions", cFilterOptions ),_
                  MakePropertyValue( "SelectionOnly", true ) ) )
             Next index
            ' Close the document.
            oDoc.dispose()
         EndIf
      EndIf
      cFile = Dir$
   Loop
End Sub

Sub Export_Count_CSV
   ' This is the hardcoded pathname to a folder containing Excel files.
   cFolder = "C:\Users\Bob\Documents\electionsni-dev\2017"

   ' Get the pathname of each file within the folder.
   cFile = Dir$( cFolder + "/*.*" )
   Do While cFile &lt;&gt; ""
      ' If it is not a directory...
      If cFile &lt;&gt; "."  And  cFile &lt;&gt; ".." Then
         ' If it has the right suffix...
         If LCase( Right( cFile, 4 ) ) = ".ods" Then
            ' Open the document.
            oDoc = StarDesktop.loadComponentFromURL(_
            		 ConvertToUrl( cFolder + "/" + cFile ),"_blank", 0, Array() )
            '=========
            ' Options for delimiters in CVS
            'cFieldDelimiters = Chr(9)
            cFieldDelimiters = ","
            'cTextDelimiter = ""
            cTextDelimiter = Chr(34)
            'cFieldTypes = "2/2/2/2/2/2/2/9/9/9/9/9/9/9/9/9/9"
            ' options....
            '   cFieldDelimiters = ",;" ' for either commas or semicolons
            '   cFieldDelimiters = Chr(9) ' for tab
            '   cTextDelimiter = Chr(34) ' for double quote
            '   cTextDelimiter = Chr(39) ' for single quote
            ' Suppose you want your first field to be numeric, then two text fields, and then a date field....
            '   cFieldTypes = "1/2/2/3"
            ' Use 1=Num, 2=Text, 3=MM/DD/YY, 4=DD/MM/YY, 5=YY/MM/DD, 9=ignore field (do not import)
            '----------
            ' Build up the Filter Options string
            ' From the Developer's Guide
            ' http://api.openoffice.org/docs/DevelopersGuide/DevelopersGuide.htm
            ' See section 8.2.2 under Filter Options
            ' http://api.openoffice.org/docs/DevelopersGuide/Spreadsheet/Spreadsheet.htm#1+2+2+3+Filter+Options 
            cFieldDelims = ""
            For i = 1 To Len( cFieldDelimiters )
               c = Mid( cFieldDelimiters, i, 1 )
               If Len( cFieldDelims ) &gt; 0 Then
                  cFieldDelims = cFieldDelims + "/"
               EndIf
               cFieldDelims = cFieldDelims + CStr(Asc( c ))
            Next
   
            If Len( cTextDelimiter ) &gt; 0 Then
               cTextDelim = CStr(Asc( cTextDelimiter ))
            Else
               cTextDelim = "0"
            EndIf

            cFilterOptions = cFieldDelims + "," + cTextDelim + ",76,1," + cFieldTypes
			' The '76' above encodes saved files as UTF-8. '0' would encode as ANSI
            '=========
            ' Prepare new filename
            cNewName = Left( cFile, Len( cFile ) - 4 )
            
            ' Save it in OOo format.
            'oDoc.storeToURL( ConvertToUrl( cFolder + "/" + cNewName + ".sxc" ), Array() )
            
            ' Loop and selects sheets to save as csv
            oSheets = oDoc.Sheets()
            aSheetNames = oSheets.getElementNames()
            For index=0 to oSheets.getCount() -1
                  oSheet = oSheets.getByIndex(index)
                  
                  ' Define prefix or suffix to append to filename
                  appendName = aSheetNames(index) 'define prefix/suffix as the name of the sheet
                  appendNum = index + 1 ' define prefix/suffix as the number of the sheet                  
                  ' Choose new filename, with prefix or suffix
                  'cNewFileName = appendName + "_" + cNewName 'prefix name
                  'cNewFileName = appendNum + "_" + cNewName ' prefix number
                  'cNewFileName = cNewName + "_" + appendName ' suffix name
                  'cNewFileName = cNewName +  "_" + appendNum ' suffix number
                  cNewFileName = appendName
                  
                  ' Replace spaces with underscores in filenames.
                  cNewFileName = Replace(cNewFileName, " ", "_")
                                   
                  oController = oDoc.GetCurrentController()  'view controller
                  oController.SetActiveSheet(oSheet) 'switches view to sheet object
               
                  ' Export it using a filter.
                  oDoc.StoreToURL( ConvertToUrl( cFolder + "/constituency/" + cNewFileName + "/Count.csv" ),_
                  Array( MakePropertyValue( "FilterName", "Text - txt - csv (StarCalc)" ),_
                  MakePropertyValue( "FilterOptions", cFilterOptions ),_
                  MakePropertyValue( "SelectionOnly", true ) ) )
             Next index
            ' Close the document.
            oDoc.dispose()
         EndIf
      EndIf
      cFile = Dir$
   Loop
End Sub
Sub Macro1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Export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